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uiPackage.getCurrentSub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setDirty( boolean di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Gui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addSubTree( HashTree sub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showInfoMessage( final String message , final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is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getTre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getCur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setTreeModel( JMeterTreeModel newTree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getGuiFromCache( Class guiClass , Class tes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uiPackage.setTestPlanFile( String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uiPackage.getInstance( JMeterTreeListener listener , JMeterTreeModel tree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uiPackage.displayPopUp( MouseEvent e , JPopupMenu pop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clearTestPl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uiPackage.displayPopUp( Component invoker , MouseEvent e , JPopupMenu pop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uiPackage.get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updateCurrent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uiPackage.createTestElement( Class guiClass , Class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uiPackage.showWarningMessage( final String message , final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updateCurrent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uiPackage.getGui( TestElement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uiPackage.localeChanged( LocaleChang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uiPackage.setMainFrame( MainFrame newMain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getGui( TestElement node , Class guiClass , Class tes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uiPackage.showErrorMessage( final String message , final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clearTestPlan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uiPackage.getMain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getRepla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uiPackage.getCur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showMessage( final String message , final String title , final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uiPackage.removeNode( TestElemen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createTestElement( String obj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GuiPackage.getCurrentGu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uiPackage.getNodeOf( TestElement user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setTreeListener( JMeterTreeListener newTre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ackage.getTestPla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